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4.98mm"/>
    </style:style>
    <style:style style:name="co4" style:family="table-column">
      <style:table-column-properties fo:break-before="auto" style:column-width="306.92mm"/>
    </style:style>
    <style:style style:name="co5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ount</text:p>
          </table:table-cell>
          <table:table-cell office:value-type="string" calcext:value-type="string">
            <text:p>fount no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ews nod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lagazzettadelmezzogiorno.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ioia, 76enne stuprata da giovane nigerian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lagazzettadelmezzogiorno.it/news/home/915137/gioia-76enne-stuprata-da-giovane-nigeriano.html</text:p>
          </table:table-cell>
          <table:table-cell office:value-type="string" calcext:value-type="string">
            <text:p>30 7 2017 7:45:22</text:p>
          </table:table-cell>
        </table:table-row>
        <table:table-row table:style-name="ro1">
          <table:table-cell office:value-type="string" calcext:value-type="string">
            <text:p>baritoday.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uta un'anziana a portare a casa le buste della spesa e poi la violenta: 26enne in carcer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baritoday.it/cronaca/picchiata-stupro-anziana-gioia-del-colle-arrestato-nigeriano-28-luglio-2017.html</text:p>
          </table:table-cell>
          <table:table-cell office:value-type="string" calcext:value-type="string">
            <text:p>30 7 2017 10:09:12</text:p>
          </table:table-cell>
        </table:table-row>
        <table:table-row table:style-name="ro1">
          <table:table-cell office:value-type="string" calcext:value-type="string">
            <text:p>bari.repubblica.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oia del Colle, si offre di portare la spesa a una 76enne e la violenta in casa: arrestat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bari.repubblica.it/cronaca/2017/07/30/news/gioia_del_colle_76enne_violentata_in_casa_da_un_ragazzo_che_si_era_offerto_di_portarle_la_spesa-171965588/</text:p>
          </table:table-cell>
          <table:table-cell office:value-type="string" calcext:value-type="string">
            <text:p>30 7 2017 11:03:00</text:p>
          </table:table-cell>
        </table:table-row>
        <table:table-row table:style-name="ro1">
          <table:table-cell office:value-type="string" calcext:value-type="string">
            <text:p>bari.ilquotidianoitaliano.c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ioia, aiuta anziana 76enne a portare la spesa e la violenta in casa: arrestato 26enne nigeria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bari.ilquotidianoitaliano.com/cronaca/2017/07/news/gioia-aiuta-anziana-76enne-a-portare-la-spesa-e-la-violenta-in-casa-arrestato-26enne-nigeriano-168323.html/</text:p>
          </table:table-cell>
          <table:table-cell office:value-type="string" calcext:value-type="string">
            <text:p>30 7 2017 11:56:55</text:p>
          </table:table-cell>
        </table:table-row>
        <table:table-row table:style-name="ro1">
          <table:table-cell office:value-type="string" calcext:value-type="string">
            <text:p>ansa.i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ziana stuprata, arrestato nigeria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ansa.it/puglia/notizie/2017/07/30/anziana-stuprata-arrestato-nigeriano_b680c268-3ec6-406f-8618-6acc9d3e1ccf.html</text:p>
          </table:table-cell>
          <table:table-cell office:value-type="string" calcext:value-type="string">
            <text:p>30 7 2017 13:02:58</text:p>
          </table:table-cell>
        </table:table-row>
        <table:table-row table:style-name="ro1">
          <table:table-cell office:value-type="string" calcext:value-type="string">
            <text:p>ilgiornale.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rore a Gioia del Colle: anziana stuprata da un giovane nigeri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ilgiornale.it/news/cronache/gioia-colle-anziana-violentata-giovane-nigeriano-1426313.html</text:p>
          </table:table-cell>
          <table:table-cell office:value-type="string" calcext:value-type="string">
            <text:p>30 7 2017 15:44:00</text:p>
          </table:table-cell>
        </table:table-row>
        <table:table-row table:style-name="ro1">
          <table:table-cell office:value-type="string" calcext:value-type="string">
            <text:p>ilfattoquotidiano.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oia del Colle (Bari), 26enne nigeriano picchia e violenta 76enne: arresta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ilfattoquotidiano.it/2017/07/30/gioia-del-colle-bari-26enne-nigeriano-picchia-e-violenta-76enne-arrestato/3764993/</text:p>
          </table:table-cell>
          <table:table-cell office:value-type="string" calcext:value-type="string">
            <text:p>30 7 2017 16:07:33</text:p>
          </table:table-cell>
        </table:table-row>
        <table:table-row table:style-name="ro1">
          <table:table-cell office:value-type="string" calcext:value-type="string">
            <text:p>liberoquotidiano.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geriano picchia e stupra ripetutamente una anziana di 75 ann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liberoquotidiano.it/news/italia/13210095/puglia-gioia-del-colle-nigeriano-porta-spesa-anziana-picchiata-stuprata.html</text:p>
          </table:table-cell>
          <table:table-cell office:value-type="string" calcext:value-type="string">
            <text:p>30 7 2017 16:37:00</text:p>
          </table:table-cell>
        </table:table-row>
        <table:table-row table:style-name="ro1">
          <table:table-cell office:value-type="string" calcext:value-type="string">
            <text:p>lagazzettameridionale.c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ioia del Colle (Ba). Fermato dai carabinieri nigeriano responsabile di violenza sessu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lagazzettameridionale.com/2017/07/gioia-del-colle-ba-fermato-dai.html</text:p>
          </table:table-cell>
          <table:table-cell office:value-type="string" calcext:value-type="string">
            <text:p>31 7 2017 14:26:00</text:p>
          </table:table-cell>
        </table:table-row>
        <table:table-row table:style-name="ro1">
          <table:table-cell office:value-type="string" calcext:value-type="string">
            <text:p>gioiaoggi.i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IOIA DEL COLLE (BA). FERMATO NIGERIANO RITENUTO RESPONSABILE DI VIOLENZA SESSUALE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www.gioiaoggi.it/gioia-del-colle-ba-fermato-nigeriano-ritenuto-responsabile-violenza-sessuale/</text:p>
          </table:table-cell>
          <table:table-cell office:value-type="string" calcext:value-type="string">
            <text:p>31 7 2017 15:37:10</text:p>
          </table:table-cell>
        </table:table-row>
        <table:table-row table:style-name="ro1">
          <table:table-cell office:value-type="string" calcext:value-type="string">
            <text:p>ansa.i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ziana stuprata, confermato carcere. Il giovane aveva aiutato la donna a portare la spesa a casa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ansa.it/puglia/notizie/2017/07/31/anziana-stuprata-confermato-carcere_e0cd3618-55bd-46ba-a8f2-86dbb059111b.html</text:p>
          </table:table-cell>
          <table:table-cell office:value-type="string" calcext:value-type="string">
            <text:p>31 7 2017 16:26:00</text:p>
          </table:table-cell>
        </table:table-row>
        <table:table-row table:style-name="ro1">
          <table:table-cell office:value-type="string" calcext:value-type="string">
            <text:p>bari.ilquotidianoitaliano.c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ioia, stupro della 76enne: nigeriano fermato resta in carce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bari.ilquotidianoitaliano.com/cronaca/2017/07/news/gioia-stupro-della-76enne-nigeriano-fermato-resta-in-carcere-168409.html/</text:p>
          </table:table-cell>
          <table:table-cell office:value-type="string" calcext:value-type="string">
            <text:p>31 7 2017 16:28:58</text:p>
          </table:table-cell>
        </table:table-row>
        <table:table-row table:style-name="ro1">
          <table:table-cell office:value-type="string" calcext:value-type="string">
            <text:p>ilfattoquotidiano.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 violenza contro le donne è sempre violenza, che la compia un italiano o uno stranie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ilfattoquotidiano.it/2017/07/31/la-violenza-contro-le-donne-e-sempre-violenza-che-la-compia-un-italiano-o-uno-straniero/3766785/</text:p>
          </table:table-cell>
          <table:table-cell office:value-type="string" calcext:value-type="string">
            <text:p>31 7 2017 18:35:08</text:p>
          </table:table-cell>
        </table:table-row>
        <table:table-row table:style-name="ro1">
          <table:table-cell office:value-type="string" calcext:value-type="string">
            <text:p>baritoday.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ziana stuprata in casa a Gioia del Colle, resta in carcere il 29enne nigeria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www.baritoday.it/cronaca/anziana-violentata-gioia-del-colle-confermato-fermo.html</text:p>
          </table:table-cell>
          <table:table-cell office:value-type="string" calcext:value-type="string">
            <text:p>31 7 2017 18:40:46</text:p>
          </table:table-cell>
        </table:table-row>
        <table:table-row table:style-name="ro1">
          <table:table-cell office:value-type="string" calcext:value-type="string">
            <text:p>bari.ilquotidianoitaliano.c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ioia, anziana stuprata: nigeriano accusato nega di averla incontrata il giorno della violenz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bari.ilquotidianoitaliano.com/cronaca/2017/07/news/gioia-anziana-stuprata-nigeriano-accusato-nega-di-averla-incontrata-il-giorno-della-violenza-168444.html/</text:p>
          </table:table-cell>
          <table:table-cell office:value-type="string" calcext:value-type="string">
            <text:p>31 7 2017 19:45:41</text:p>
          </table:table-cell>
        </table:table-row>
        <table:table-row table:style-name="ro1">
          <table:table-cell office:value-type="string" calcext:value-type="string">
            <text:p>247.libero.i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nziana stuprata in casa a Gioia del Colle, resta in carcere il 29enne nigeria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247.libero.it/lfocus/32480606/1/anziana-stuprata-in-casa-a-gioia-del-colle-resta-in-carcere-il-29enne-nigeriano/</text:p>
          </table:table-cell>
          <table:table-cell office:value-type="string" calcext:value-type="string">
            <text:p>31 7 2017 23:59:59</text:p>
          </table:table-cell>
        </table:table-row>
        <table:table-row table:style-name="ro1">
          <table:table-cell office:value-type="string" calcext:value-type="string">
            <text:p>voxnews.inf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IORNALISTA CONFESSA: “NASCONDIAMO I CRIMINI DEGLI IMMIGRATI, LA GENTE NON DEVE SAPERE”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voxnews.info/2017/08/04/giornalista-confessa-nascondiamo-i-crimini-degli-immigrati-la-gente-non-deve-sapere/</text:p>
          </table:table-cell>
          <table:table-cell office:value-type="string" calcext:value-type="string">
            <text:p>4 8 2017 20:56:15</text:p>
          </table:table-cell>
        </table:table-row>
        <table:table-row table:style-name="ro1">
          <table:table-cell office:value-type="string" calcext:value-type="string">
            <text:p>gazzettadireggio.gelocal.i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go d'Iseo, muoiono per salvare una donna che stava annegand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gazzettadireggio.gelocal.it/italia-mondo/2017/08/05/news/lago-d-iseo-muoiono-per-salvano-una-donna-che-stava-annegando-1.15697930?fsp=2.3105&amp;ref=fbfre</text:p>
          </table:table-cell>
          <table:table-cell office:value-type="string" calcext:value-type="string">
            <text:p>5 8 2017 18:25:13</text:p>
          </table:table-cell>
        </table:table-row>
        <table:table-row table:style-name="ro1">
          <table:table-cell office:value-type="string" calcext:value-type="string">
            <text:p>milano.repubblica.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go d'Iseo, due ragazzi di 23 e 21 anni muoiono mentre fanno il bag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milano.repubblica.it/cronaca/2017/08/05/news/lago_d_iseo_due_20enni_rischiano_di_annegare_per_salvare_una_donna_in_difficolta_-172438335/</text:p>
          </table:table-cell>
          <table:table-cell office:value-type="string" calcext:value-type="string">
            <text:p>5 8 2017 20:11:00</text:p>
          </table:table-cell>
        </table:table-row>
        <table:table-row table:style-name="ro1">
          <table:table-cell office:value-type="string" calcext:value-type="string">
            <text:p>voxnews.inf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HANESI ANNEGATI SALVANDO UNA DONNA? ERA UNA BUFALA INVENTATA DAI GIORNAL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voxnews.info/2017/08/06/ghanesi-annegati-salvando-una-donna-era-una-bufala-inventata-dai-giornali/</text:p>
          </table:table-cell>
          <table:table-cell office:value-type="string" calcext:value-type="string">
            <text:p>6 8 2017 16:52:35</text:p>
          </table:table-cell>
        </table:table-row>
        <table:table-row table:style-name="ro1">
          <table:table-cell office:value-type="string" calcext:value-type="string">
            <text:p>liberoquotidiano.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ittorio Feltri: "Ha ragione Donald Trump, fuori dai piedi tutti gli islamici"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liberoquotidiano.it/news/libero-pensiero/13271155/vittorio-feltri-islamici-tutti-fuori-dai-piedi.html</text:p>
          </table:table-cell>
          <table:table-cell office:value-type="string" calcext:value-type="string">
            <text:p>2 11 2017 20:56:51</text:p>
          </table:table-cell>
        </table:table-row>
        <table:table-row table:style-name="ro1">
          <table:table-cell office:value-type="string" calcext:value-type="string">
            <text:p>@vfeltri (Vittorio Feltri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po la malaria, la sifilide e la tbc è tornata in Italia anche la scabbia. Non c'è dubbio: l'immigrazione ci arricchisce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s://twitter.com/vfeltri/status/926809706433191936</text:p>
          </table:table-cell>
          <table:table-cell office:value-type="string" calcext:value-type="string">
            <text:p>4 11 2017 6:53:00</text:p>
          </table:table-cell>
        </table:table-row>
        <table:table-row table:style-name="ro1">
          <table:table-cell office:value-type="string" calcext:value-type="string">
            <text:p>liberoquotidiano.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ittorio Feltri: "Gli immigrati ci arricchiscono. Malaria, tbc e ora la scabbia"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liberoquotidiano.it/news/sfoglio/13276950/vittorio-feltri-immigrazione-tbc-scabbia-malaria.html</text:p>
          </table:table-cell>
          <table:table-cell office:value-type="string" calcext:value-type="string">
            <text:p>6 11 2017 7:31:36</text:p>
          </table:table-cell>
        </table:table-row>
        <table:table-row table:style-name="ro1">
          <table:table-cell office:value-type="string" calcext:value-type="string">
            <text:p>tgpadova.i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L DRAMMA. Sposa a 9 anni viene violentata dal “marito”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tgpadova.it/pages/641021/cronaca/sposa_a_9_anni_viene_violentata_dal_marito.html?n=1555083544249</text:p>
          </table:table-cell>
          <table:table-cell office:value-type="string" calcext:value-type="string">
            <text:p>21 11 2017 7:55:00</text:p>
          </table:table-cell>
        </table:table-row>
        <table:table-row table:style-name="ro1">
          <table:table-cell office:value-type="string" calcext:value-type="string">
            <text:p>ilmessaggero.i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adova, sposa bambina a 9 anni: preso l'orco che la violentav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web.archive.org/web/20171121092519/https://www.ilmessaggero.it/primopiano/cronaca/padova_sposa_bambina_orco_violenza_arrestato-3380327.html</text:p>
          </table:table-cell>
          <table:table-cell office:value-type="string" calcext:value-type="string">
            <text:p>21 11 2017 9:25:19</text:p>
          </table:table-cell>
        </table:table-row>
        <table:table-row table:style-name="ro1">
          <table:table-cell office:value-type="string" calcext:value-type="string">
            <text:p>secoloditalia.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dova, sposa bambina di 9 anni stuprata dal marito, musulmano “integrato”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web.archive.org/web/20171121100122/https://www.secoloditalia.it/2017/11/padova-sposa-bambina-9-anni-stuprata-dal-marito-musulmano-integrato/</text:p>
          </table:table-cell>
          <table:table-cell office:value-type="string" calcext:value-type="string">
            <text:p>21 11 2017 10:01:22</text:p>
          </table:table-cell>
        </table:table-row>
        <table:table-row table:style-name="ro1">
          <table:table-cell office:value-type="string" calcext:value-type="string">
            <text:p>ilgiornale.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dova, in sposa a nove anni: ​orrore nella comunità musulman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s://web.archive.org/web/20171121111713/http://www.ilgiornale.it/news/cronache/padova-sposa-nove-anni-orrore-nella-comunit-musulmana-1465560.html</text:p>
          </table:table-cell>
          <table:table-cell office:value-type="string" calcext:value-type="string">
            <text:p>21 11 2017 10:15:00</text:p>
          </table:table-cell>
        </table:table-row>
        <table:table-row table:style-name="ro1">
          <table:table-cell office:value-type="string" calcext:value-type="string">
            <text:p>ilgazzettino.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osa bambina di 9 anni violentata dal "marito": scatta l'indagi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web.archive.org/web/20171121104149/https://www.ilgazzettino.it/nordest/padova/padova_musulmani_matrimonio-3378851.html</text:p>
          </table:table-cell>
          <table:table-cell office:value-type="string" calcext:value-type="string">
            <text:p>21 11 2017 10:41:49</text:p>
          </table:table-cell>
        </table:table-row>
        <table:table-row table:style-name="ro1">
          <table:table-cell office:value-type="string" calcext:value-type="string">
            <text:p>ilfattoquotidiano.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adova, bambina di 9 anni data in sposa ad un uomo di 35: aperta un’inchies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web.archive.org/web/20171121121830/https://www.ilfattoquotidiano.it/2017/11/21/padova-sposa-bambina-di-9-anni-ad-un-uomo-di-35-aperta-uninchiesta/3991290/</text:p>
          </table:table-cell>
          <table:table-cell office:value-type="string" calcext:value-type="string">
            <text:p>21 11 2017 10:43:00</text:p>
          </table:table-cell>
        </table:table-row>
        <table:table-row table:style-name="ro1">
          <table:table-cell office:value-type="string" calcext:value-type="string">
            <text:p>liberoquotidiano.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slam in Veneto: sposa-bambina di 9 anni anni violentata dal "marito" 35en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s://web.archive.org/web/20171121112416/https://www.liberoquotidiano.it/news/italia/13282133/islam-sposa-bambina-9-anni-violentata-marito-35-anni-musulmano-padova.html</text:p>
          </table:table-cell>
          <table:table-cell office:value-type="string" calcext:value-type="string">
            <text:p>21 11 2017 11:24:16</text:p>
          </table:table-cell>
        </table:table-row>
        <table:table-row table:style-name="ro1">
          <table:table-cell office:value-type="string" calcext:value-type="string">
            <text:p>@matteosalvinimi (Matteo Salvini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dova, data in sposa a 9 anni a un uomo di 35, in ospedale per le emorragie causate dalle violenze sessuali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twitter.com/matteosalvinimi/status/932950752892538880?ref_src=twsrc%5Etfw</text:p>
          </table:table-cell>
          <table:table-cell office:value-type="string" calcext:value-type="string">
            <text:p>21 11 2017</text:p>
          </table:table-cell>
        </table:table-row>
        <table:table-row table:style-name="ro1">
          <table:table-cell office:value-type="string" calcext:value-type="string">
            <text:p>Matteo Salvin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dova, data in sposa a 9 anni a un uomo di 35, in ospedale per le emorragie causate dalle violenze sessuali.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s://www.facebook.com/salviniofficial/posts/10155318419458155</text:p>
          </table:table-cell>
          <table:table-cell office:value-type="string" calcext:value-type="string">
            <text:p>21 11 2017</text:p>
          </table:table-cell>
        </table:table-row>
        <table:table-row table:style-name="ro1">
          <table:table-cell office:value-type="string" calcext:value-type="string">
            <text:p>lavocedimanduria.i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ambina di 9 anni data in sposa a 35enne finisce in ospedale per un'emorrag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ttps://www.lavocedimanduria.it/news/salento-puglia-e-mondo/664752/bambina-di-9-anni-data-in-sposa-a-35enne-finisce-in-ospedale-per-unemorragia</text:p>
          </table:table-cell>
          <table:table-cell office:value-type="string" calcext:value-type="string">
            <text:p>21 11 2017 12:20:00</text:p>
          </table:table-cell>
        </table:table-row>
        <table:table-row table:style-name="ro1">
          <table:table-cell office:value-type="string" calcext:value-type="string">
            <text:p>blitzquotidiano.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dova: data in sposa a 9 anni, violentata dal marito orco di 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ttps://www.blitzquotidiano.it/cronaca-italia/padova-sposa-9-anni-violentata-marito-2790708/</text:p>
          </table:table-cell>
          <table:table-cell office:value-type="string" calcext:value-type="string">
            <text:p>21 11 2017 13:02:19</text:p>
          </table:table-cell>
        </table:table-row>
        <table:table-row table:style-name="ro1">
          <table:table-cell office:value-type="string" calcext:value-type="string">
            <text:p>voxnews.inf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DOVA, IN SPOSA A NOVE ANNI: BIMBA ISLAMICA IN OSPEDALE DOPO PRIMA NOTTE DI NOZZ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ttps://voxnews.info/2017/11/21/padova-in-sposa-a-nove-anni-bimba-islamica-in-ospedale-dopo-prima-notte-di-nozze/</text:p>
          </table:table-cell>
          <table:table-cell office:value-type="string" calcext:value-type="string">
            <text:p>21 11 2017 13:28:35</text:p>
          </table:table-cell>
        </table:table-row>
        <table:table-row table:style-name="ro1">
          <table:table-cell office:value-type="string" calcext:value-type="string">
            <text:p>agenpress.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dova. Bambina di 9 anni data in sposa ad un uomo di 35 anni. Finisce in ospedale per emorrag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tps://www.agenpress.it/notizie/2017/11/21/padova-bambina-9-anni-data-sposa-ad-un-uomo-35-anni-finisce-ospedale-emorragia/</text:p>
          </table:table-cell>
          <table:table-cell office:value-type="string" calcext:value-type="string">
            <text:p>21 11 2017 15:17:44</text:p>
          </table:table-cell>
        </table:table-row>
        <table:table-row table:style-name="ro1">
          <table:table-cell office:value-type="string" calcext:value-type="string">
            <text:p>ilmattino.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dova, sposa bambina a 9 anni: preso l'orco che la violentav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ttps://web.archive.org/web/20171121183838/https://www.ilmattino.it/primopiano/cronaca/padova_sposa_bambina_orco_violenza_arrestato-3380877.html</text:p>
          </table:table-cell>
          <table:table-cell office:value-type="string" calcext:value-type="string">
            <text:p>21 11 2017 16:21:00</text:p>
          </table:table-cell>
        </table:table-row>
        <table:table-row table:style-name="ro1">
          <table:table-cell office:value-type="string" calcext:value-type="string">
            <text:p>a3 new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rvizio Vide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21 11 2017</text:p>
          </table:table-cell>
        </table:table-row>
        <table:table-row table:style-name="ro1">
          <table:table-cell office:value-type="string" calcext:value-type="string">
            <text:p>ilgiornale.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"Bimba data in sposa a 9 anni". Ma gli inquirenti smentisco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ttp://www.ilgiornale.it/news/cronache/padova-sposa-nove-anni-orrore-nella-comunit-musulmana-1465560.html</text:p>
          </table:table-cell>
          <table:table-cell office:value-type="string" calcext:value-type="string">
            <text:p>21 11 2017 18:06:00</text:p>
          </table:table-cell>
        </table:table-row>
        <table:table-row table:style-name="ro1">
          <table:table-cell office:value-type="string" calcext:value-type="string">
            <text:p>Lega – Salvini Premi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RRORE A PADOVA, SPOSA BAMBINA DI 9 ANNI VIOLENTATA DAL MARITO ISLAMICO 35 EN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tps://www.facebook.com/legasalvinipremier/videos/1639182842791302/</text:p>
          </table:table-cell>
          <table:table-cell office:value-type="string" calcext:value-type="string">
            <text:p>21 11 2017 18:30:00</text:p>
          </table:table-cell>
        </table:table-row>
        <table:table-row table:style-name="ro1">
          <table:table-cell office:value-type="string" calcext:value-type="string">
            <text:p>ilfattoquotidiano.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adova, “bimba di 9 anni sposa di uomo di 35”. Ma è una fake news. Carabinieri: “Nessun riscontro di un caso del genere”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ilfattoquotidiano.it/2017/11/21/padova-bimba-di-9-anni-sposa-di-uomo-di-35-ma-e-una-fake-news-carabinieri-nessun-riscontro-di-un-caso-del-genere/3991290/</text:p>
          </table:table-cell>
          <table:table-cell office:value-type="string" calcext:value-type="string">
            <text:p>21 11 2017 18:52:06</text:p>
          </table:table-cell>
        </table:table-row>
        <table:table-row table:style-name="ro1">
          <table:table-cell office:value-type="string" calcext:value-type="string">
            <text:p>nextquotidiano.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a bufala della bimba di 9 anni che sposa un 35enne a Padov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ttps://www.nextquotidiano.it/padova-bimba-9-anni-sposa/</text:p>
          </table:table-cell>
          <table:table-cell office:value-type="string" calcext:value-type="string">
            <text:p>21 11 2017 19:37:22</text:p>
          </table:table-cell>
        </table:table-row>
        <table:table-row table:style-name="ro1">
          <table:table-cell office:value-type="string" calcext:value-type="string">
            <text:p>fanpage.i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adova, “sposa bambina violentata da un 35enne”. Carabinieri: “Nessun riscontro”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ttps://www.fanpage.it/padova-sposa-bambina-di-9-anni-violentata-da-un-uomo-di-35/</text:p>
          </table:table-cell>
          <table:table-cell office:value-type="string" calcext:value-type="string">
            <text:p>21 11 2017 20:11:10</text:p>
          </table:table-cell>
        </table:table-row>
        <table:table-row table:style-name="ro1">
          <table:table-cell office:value-type="string" calcext:value-type="string">
            <text:p>ilpopulista.it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Orrore islamico a Padova: sposa-bambina di 9 anni stuprata dal "marito" di 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://www.ilpopulista.it/news/21-Novembre-2017/20653/orrore-islamico-a-padova-sposa-bambina-di-9-anni-stuprata-dal-marito-di-35.html</text:p>
          </table:table-cell>
          <table:table-cell office:value-type="string" calcext:value-type="string">
            <text:p>21 11 2017 20:17:48</text:p>
          </table:table-cell>
        </table:table-row>
        <table:table-row table:style-name="ro1">
          <table:table-cell office:value-type="string" calcext:value-type="string">
            <text:p>lastampa.i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a bimba ogget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www.lastampa.it/2017/11/22/cultura/opinioni/buongiorno/la-bimba-oggetto-rPJHSoCHRDUcBauoMgyUfN/pagina.html</text:p>
          </table:table-cell>
          <table:table-cell office:value-type="string" calcext:value-type="string">
            <text:p>22 11 2017 7:05:00</text:p>
          </table:table-cell>
        </table:table-row>
        <table:table-row table:style-name="ro1">
          <table:table-cell office:value-type="string" calcext:value-type="string">
            <text:p>davidpuente.it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l caso della sposa bambina con un musulmano a Padova: siete la morte del giornalism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tps://www.davidpuente.it/blog/2017/11/22/il-caso-della-sposa-bambina-con-musulmano-padova-siete-la-morte-del-giornalismo/</text:p>
          </table:table-cell>
          <table:table-cell office:value-type="string" calcext:value-type="string">
            <text:p>22 11 2017 8:31:22</text:p>
          </table:table-cell>
        </table:table-row>
        <table:table-row table:style-name="ro1">
          <table:table-cell office:value-type="string" calcext:value-type="string">
            <text:p>ilpost.it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a notizia falsa della bambina musulmana stuprata dal “marito” a Padov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ttps://www.ilpost.it/2017/11/22/bambina-musulmana-stuprata-padova/</text:p>
          </table:table-cell>
          <table:table-cell office:value-type="string" calcext:value-type="string">
            <text:p>22 11 2017 9:21:56</text:p>
          </table:table-cell>
        </table:table-row>
        <table:table-row table:style-name="ro1">
          <table:table-cell office:value-type="string" calcext:value-type="string">
            <text:p>left.it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ambina musulmana di 9 anni data in sposa a Padova. Falso. Ma tutti si scatenan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ttps://left.it/2017/11/22/bambina-musulmana-di-9-anni-data-in-sposa-a-padova-falso-ma-tutti-si-scatenano/</text:p>
          </table:table-cell>
          <table:table-cell office:value-type="string" calcext:value-type="string">
            <text:p>22 11 2017 9:32:28</text:p>
          </table:table-cell>
        </table:table-row>
        <table:table-row table:style-name="ro1">
          <table:table-cell office:value-type="string" calcext:value-type="string">
            <text:p>Mattia Feltri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LA FAKE DELLA SPOSA BAMBIN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ttps://www.facebook.com/BuongiornoMattiaFeltri/posts/1177055942395713</text:p>
          </table:table-cell>
          <table:table-cell office:value-type="string" calcext:value-type="string">
            <text:p>22 11 2017 9:44:00</text:p>
          </table:table-cell>
        </table:table-row>
        <table:table-row table:style-name="ro1">
          <table:table-cell office:value-type="string" calcext:value-type="string">
            <text:p>nextquotidiano.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a Stampa e la bufala della sposa bambin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ttps://www.nextquotidiano.it/sposa-bambina-padova-stampa/</text:p>
          </table:table-cell>
          <table:table-cell office:value-type="string" calcext:value-type="string">
            <text:p>22 11 2017 10:13:20</text:p>
          </table:table-cell>
        </table:table-row>
        <table:table-row table:style-name="ro1">
          <table:table-cell office:value-type="string" calcext:value-type="string">
            <text:p>butac.it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ndignare a caso – sposa a 9 ann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butac.it/indignare-caso-sposa-9-anni/</text:p>
          </table:table-cell>
          <table:table-cell office:value-type="string" calcext:value-type="string">
            <text:p>22 11 2017 11:00:32</text:p>
          </table:table-cell>
        </table:table-row>
        <table:table-row table:style-name="ro1">
          <table:table-cell office:value-type="string" calcext:value-type="string">
            <text:p>thevision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A STORIA DELLA BAMBINA DI 9 ANNI DATA IN SPOSA È FALSA, L’ISLAMOFOBIA NO.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ttps://thevision.com/attualita/fake-news-padova/</text:p>
          </table:table-cell>
          <table:table-cell office:value-type="string" calcext:value-type="string">
            <text:p>22 11 2017 16:02:01</text:p>
          </table:table-cell>
        </table:table-row>
        <table:table-row table:style-name="ro1">
          <table:table-cell office:value-type="string" calcext:value-type="string">
            <text:p>dagospia.com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RCO CHE BUFALA!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s://m.dagospia.com/la-storia-della-bambina-di-9-anni-data-in-sposa-a-un-musulmano-di-35-anni-era-falsa-161424</text:p>
          </table:table-cell>
          <table:table-cell office:value-type="string" calcext:value-type="string">
            <text:p>22 11 2017 17:02:41</text:p>
          </table:table-cell>
        </table:table-row>
        <table:table-row table:style-name="ro1">
          <table:table-cell office:value-type="string" calcext:value-type="string">
            <text:p>ilgazzettino.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imba data in sposa al 35enne. Ecco come è nata la notizia.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ttps://www.ilgazzettino.it/nordest/padova/bimba_data_sposa_padova_nascita_notizia-3383197.html#</text:p>
          </table:table-cell>
          <table:table-cell office:value-type="string" calcext:value-type="string">
            <text:p>22 11 2017 17:22:00</text:p>
          </table:table-cell>
        </table:table-row>
        <table:table-row table:style-name="ro1">
          <table:table-cell office:value-type="string" calcext:value-type="string">
            <text:p>lastampa.i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a fake della sposa bambi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ttps://www.lastampa.it/2017/11/22/cultura/opinioni/buongiorno/la-bimba-oggetto-rPJHSoCHRDUcBauoMgyUfN/pagina.html</text:p>
          </table:table-cell>
          <table:table-cell office:value-type="string" calcext:value-type="string">
            <text:p>22 11 2017 17:58:53</text:p>
          </table:table-cell>
        </table:table-row>
        <table:table-row table:style-name="ro1">
          <table:table-cell office:value-type="string" calcext:value-type="string">
            <text:p>nextquotidiano.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e strane scuse del Gazzettino per la storia della bimba di 9 anni che sposa un 35en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ttps://www.nextquotidiano.it/sposa-bambina-padova-bufala/</text:p>
          </table:table-cell>
          <table:table-cell office:value-type="string" calcext:value-type="string">
            <text:p>22 11 2017 18:20:49</text:p>
          </table:table-cell>
        </table:table-row>
        <table:table-row table:style-name="ro1">
          <table:table-cell office:value-type="string" calcext:value-type="string">
            <text:p>Daniele Scaglion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L’errata corrige sulla sposa bambina di Padov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medium.com/@diffrazioni/lerrata-corrige-sulla-sposa-bambina-di-padova-7de50d726803</text:p>
          </table:table-cell>
          <table:table-cell office:value-type="string" calcext:value-type="string">
            <text:p>22 11 2017 19:14:38</text:p>
          </table:table-cell>
        </table:table-row>
        <table:table-row table:style-name="ro1">
          <table:table-cell office:value-type="string" calcext:value-type="string">
            <text:p>tgcom.mediaset.i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"Padova, sposa bambina di 9 anni violentata dal marito: preso"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ttps://www.tgcom24.mediaset.it/cronaca/-padova-sposa-bambina-di-9-anni-violentata-dal-marito-preso-_3107726-201702a.shtml</text:p>
          </table:table-cell>
          <table:table-cell office:value-type="string" calcext:value-type="string">
            <text:p>22 11 2017 20:35:00</text:p>
          </table:table-cell>
        </table:table-row>
        <table:table-row table:style-name="ro1">
          <table:table-cell office:value-type="string" calcext:value-type="string">
            <text:p>voxnews.inf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TIZIA CONFERMATA: BIMBA 9 ANNI DATA IN SPOSA E STUPRATA A PADOV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ttps://voxnews.info/2017/11/22/notizia-confermata-bimba-9-anni-data-in-sposa-e-stuprata-a-padova/</text:p>
          </table:table-cell>
          <table:table-cell office:value-type="string" calcext:value-type="string">
            <text:p>22 11 2017 21:37:29</text:p>
          </table:table-cell>
        </table:table-row>
        <table:table-row table:style-name="ro1">
          <table:table-cell office:value-type="string" calcext:value-type="string">
            <text:p>secoloditalia.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osa bambina violentata dal marito a Padova: una fake con giall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ttps://www.secoloditalia.it/2017/11/sposa-bambina-violentata-dal-marito-a-padova-una-fake-con-giallo/</text:p>
          </table:table-cell>
          <table:table-cell office:value-type="string" calcext:value-type="string">
            <text:p>23 11 2017 8:50:00</text:p>
          </table:table-cell>
        </table:table-row>
        <table:table-row table:style-name="ro1">
          <table:table-cell office:value-type="string" calcext:value-type="string">
            <text:p>ilmessaggero.i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imba data in sposa al 35enne. Ecco come è nata la notizia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ilmessaggero.it/primopiano/cronaca/bimba_data_sposa_padova_nascita_notizia-3383290.html</text:p>
          </table:table-cell>
          <table:table-cell office:value-type="string" calcext:value-type="string">
            <text:p>23 11 2017 10:39:18</text:p>
          </table:table-cell>
        </table:table-row>
        <table:table-row table:style-name="ro1">
          <table:table-cell office:value-type="string" calcext:value-type="string">
            <text:p>ilgazzettino.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a sposa-bambina: così è nata una notizia. Se abbiamo sbagliato, è giusto riconoscerl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ttps://www.ilgazzettino.it/lettere_al_direttore/sposa_bambina-3385252.html</text:p>
          </table:table-cell>
          <table:table-cell office:value-type="string" calcext:value-type="string">
            <text:p>23 11 2017 15:33:00</text:p>
          </table:table-cell>
        </table:table-row>
        <table:table-row table:style-name="ro1">
          <table:table-cell office:value-type="string" calcext:value-type="string">
            <text:p>voxnews.inf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 SPOSA BAMBINA DI PADOVA, GAZZETTINO: “ACCADUTO UN ANNO FA”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ttps://voxnews.info/2017/11/23/la-sposa-bambina-di-padova-gazzettino-accaduto-un-anno-fa/</text:p>
          </table:table-cell>
          <table:table-cell office:value-type="string" calcext:value-type="string">
            <text:p>23 11 2017 16:00:47</text:p>
          </table:table-cell>
        </table:table-row>
        <table:table-row table:style-name="ro1">
          <table:table-cell office:value-type="string" calcext:value-type="string">
            <text:p>trmtv.it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Violentò un’anziana donna a Gioia del Colle (BA). Nigeriano condannato a 8 anni di carce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ttp://www.trmtv.it/home/cronaca/2017_11_29/157290.html</text:p>
          </table:table-cell>
          <table:table-cell office:value-type="string" calcext:value-type="string">
            <text:p>29 11 2017 14:27:00</text:p>
          </table:table-cell>
        </table:table-row>
        <table:table-row table:style-name="ro1">
          <table:table-cell office:value-type="string" calcext:value-type="string">
            <text:p>baritoday.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olentò anziana a Gioia del Colle: condannato a otto anni di reclusi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ttp://www.baritoday.it/cronaca/violento-anziana-gioia-del-colle-nigeriano-condanna-otto-anni.html</text:p>
          </table:table-cell>
          <table:table-cell office:value-type="string" calcext:value-type="string">
            <text:p>29 11 2017 15:58:58</text:p>
          </table:table-cell>
        </table:table-row>
        <table:table-row table:style-name="ro1">
          <table:table-cell office:value-type="string" calcext:value-type="string">
            <text:p>bari.ilquotidianoitaliano.c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ioia del Colle, aiuta 73enne con la spesa e poi la violenta: nigeriano condannato a 8 ann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ttps://bari.ilquotidianoitaliano.com/cronaca/2017/11/news/gioia-del-colle-accompagna-a-casa-e-violenta-73enne-nigeriano-condannato-a-8-anni-181036.html/</text:p>
          </table:table-cell>
          <table:table-cell office:value-type="string" calcext:value-type="string">
            <text:p>29 11 2017 17:31:11</text:p>
          </table:table-cell>
        </table:table-row>
        <table:table-row table:style-name="ro1">
          <table:table-cell office:value-type="string" calcext:value-type="string">
            <text:p>ilpopulista.it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igeriano 29enne violenta un'anziana 73enne: condannato a 8 ann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ttp://www.ilpopulista.it/news/30-Novembre-2017/20970/nigeriano-29enne-violenta-un-anziana-73enne-condannato-a-8-anni.html</text:p>
          </table:table-cell>
          <table:table-cell office:value-type="string" calcext:value-type="string">
            <text:p>30 11 2017 20:21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3:02:48.49160276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5:31:35.821836091</meta:creation-date>
    <meta:generator>LibreOffice/6.2.4.2$Linux_X86_64 LibreOffice_project/20$Build-2</meta:generator>
    <dc:date>2019-07-10T13:03:14.026732314</dc:date>
    <meta:editing-duration>PT8H30M28S</meta:editing-duration>
    <meta:editing-cycles>20</meta:editing-cycles>
    <meta:document-statistic meta:table-count="1" meta:cell-count="408" meta:object-count="0"/>
  </office:meta>
</office:document-meta>
</file>